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rel-width="100%"/>
    </style:style>
    <style:style style:name="Table2.A" style:family="table-column">
      <style:table-column-properties style:rel-column-width="24965*"/>
    </style:style>
    <style:style style:name="Table2.B" style:family="table-column">
      <style:table-column-properties style:rel-column-width="40569*"/>
    </style:style>
    <style:style style:name="Table3" style:family="table">
      <style:table-properties table:align="center" style:rel-width="100%"/>
    </style:style>
    <style:style style:name="Table3.A" style:family="table-column">
      <style:table-column-properties style:rel-column-width="22469*"/>
    </style:style>
    <style:style style:name="Table3.B" style:family="table-column">
      <style:table-column-properties style:rel-column-width="13107*"/>
    </style:style>
    <style:style style:name="Table3.C" style:family="table-column">
      <style:table-column-properties style:rel-column-width="29958*"/>
    </style:style>
  </office:automatic-styles>
  <office:body>
    <office:text>
      <text:p text:style-name="Title">Plural</text:p>
      <text:p text:style-name="Subtitle"><text:span text:style-name="T1">Identity and Profile Management Service</text:span><text:line-break/><text:span text:style-name="T2">One Identity, Many Dimensions</text:spa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introduction"/>1. Introduction<text:bookmark-end text:name="introduction"/></text:h>
      <text:h text:style-name="Heading_20_3" text:outline-level="3"><text:bookmark-start text:name="code-repository"/>1.1 Code Repository<text:bookmark-end text:name="code-repository"/></text:h>
      <text:p text:style-name="First_20_paragraph">The full source code for this project is publicly available at: <text:a xlink:type="simple" xlink:href="https://github.com/ahmadelmalah/plural" office:name=""><text:span text:style-name="Definition">https://github.com/ahmadelmalah/plural</text:span></text:a></text:p>
      <text:h text:style-name="Heading_20_3" text:outline-level="3"><text:bookmark-start text:name="selected-template"/>1.2 Selected Template<text:bookmark-end text:name="selected-template"/></text:h>
      <text:p text:style-name="First_20_paragraph">7.1 Project Idea 1: Identity and profile management API</text:p>
      <text:h text:style-name="Heading_20_3" text:outline-level="3"><text:bookmark-start text:name="challenge-overview-digital-identity-fragmentation"/>1.3 Challenge Overview: Digital Identity Fragmentation<text:bookmark-end text:name="challenge-overview-digital-identity-fragmentation"/></text:h>
      <text:p text:style-name="First_20_paragraph">Modern digital platforms are designed to capture or focus on a certain dimensions of human identities. When users engage with these platforms, they are expected to show the identity, the dimension and the role suited to that environment. For example, LinkedIn is designed to highlight the professional persona; it is a space where sharing an Azure certification is appropriate, but sharing a gaming high score would be out of context. Conversely, a platform like Steam captures the recreational “gamer” dimension, while Goodreads captures the intellectual “reader” dimension.</text:p>
      <text:p text:style-name="Text_20_body">However, while these dimensions are distinct in function, focus and interest they belong to a single human entity. The current digital infrastructure fails to reflect this unity. These platforms operate as isolated silos, unaware of the user’s existence outside their specific boundary. This fragmentation is not just a technical inconvenience. Research shows that people naturally present different sides of themselves in different social contexts [1], and that current platforms force all these audiences into one view, a phenomenon known as “context collapse” [2].</text:p>
      <text:p text:style-name="Text_20_body"><text:span text:style-name="T1">Centralized Identity Management:</text:span> The user lacks a centralized mechanism to observe and manage these fragmented selves, Instead, they are forced to manually duplicate data and manage different profiles across different systems, leading to administrative friction and a loss of holistic control over their own scattered digital footprint.</text:p>
      <text:p text:style-name="Text_20_body"><text:span text:style-name="T1">Public multidimensional Identity:</text:span> This presents another challenge, particularly for individuals with multifaceted talents and diverse interests. These users want to reflect a fair, multidimensional public picture of themselves; for example, they want to say: ‘I am a professional software engineer, but I am also a reader interested in history and philosophy, and a gamer who loves Chess and League of Legends’; A definition that spans different dimensions.</text:p>
      <text:p text:style-name="Text_20_body"><text:span text:style-name="T1">Private Identity:</text:span> Equally important is the need for privacy and boundary enforcement. While users often want to show multiple sides of themselves, they also need to keep other sides strictly confidential. For instance, a user must share their legal identity for government services but may need to hide that same identity from online gaming communities for safety. Currently, users lack the granular control to ensure that sensitive private attributes (like a legal name) do not leak into inappropriate contexts.</text:p>
      <text:p text:style-name="Text_20_body"><text:span text:style-name="T1">Conclusion:</text:span> To bridge these gaps, we need a centralized system where users can manage their identity dimensions, choosing what to share publicly and what to keep private, while integrating seamlessly with existing external platforms via a RESTful API.</text:p>
      <text:h text:style-name="Heading_20_3" text:outline-level="3"><text:bookmark-start text:name="solution-overview"/>1.4 Solution Overview<text:bookmark-end text:name="solution-overview"/></text:h>
      <text:p text:style-name="First_20_paragraph">The project aims for implementing a centralized place for orchestrating the digital multidimensional identity, by allowing the users to manage the identity as an aggregation of distinct personas, each persona represents a particular dimension (e.g. Legal, Reader, Gamer, Worker), and has its own set of attributes and relevant in a certain context, each persona is set to be public or private (protected access)</text:p>
      <text:p text:style-name="Text_20_body">Each user will have a general profile that presents all of the user’s public personas and what they want to share about themselves (e.g., professional persona, reader persona, gamer persona), while strictly hiding confidential personas (e.g., legal persona).</text:p>
      <text:p text:style-name="Text_20_body">The system responds dynamically based on the context. If a recruiter queries the profile, they will see only LinkedIn and GitHub accounts; however, if a gamer friend explores the platform, they may see the gamer identity. This means that a single user endpoint can yield completely different JSON responses depending on the negotiation context.</text:p>
      <text:p text:style-name="Text_20_body"><text:span text:style-name="T1">The Final Outcome:</text:span> The system provides both a REST API for programmatic access and a web interface (GUI) that allows users to manage their personas through a browser.</text:p>
      <text:h text:style-name="Heading_20_3" text:outline-level="3"><text:bookmark-start text:name="solution-scope"/>1.5 Solution Scope<text:bookmark-end text:name="solution-scope"/></text:h>
      <text:p text:style-name="First_20_paragraph">It’s important to define a clear scope to avoid any scope creep</text:p>
      <text:p text:style-name="Text_20_body"><text:span text:style-name="T1">What this project IS:</text:span> The application focuses on the Representation Layer (how the user wants to present themselves in different contexts). The system uses a built-in session-based authentication to support the core persona management functionality. Delegating authentication to an external provider like AWS Cognito remains a candidate for future development to enhance integration with other systems and improve security.</text:p>
      <text:p text:style-name="Text_20_body"><text:span text:style-name="T1">What this project is NOT:</text:span> To clarify the specific contribution of this work, it is important to distinguish it from existing terms:</text:p>
      <text:list text:style-name="L1">
        <text:list-item>
          <text:p text:style-name="P1"><text:span text:style-name="T1">This is not an IAM Service:</text:span> While the terminology (i.e. identity management) is similar to cloud services like AWS IAM or Azure AD, they serve different purposes. Cloud IAM manages permissions for infrastructure resources, whereas this project manages user profile contexts, they focus on authentication while this project focuses on representation.</text:p>
        </text:list-item>
        <text:list-item>
          <text:p text:style-name="P1"><text:span text:style-name="T1">This is not a Single Sign-On (SSO) Solution:</text:span> The goal is not to provide a mechanism where users sign in once to access multiple platforms without sharing credentials.</text:p>
        </text:list-item>
      </text:list>
      <text:p text:style-name="First_20_paragraph">While the application could integrate with external systems like IAM and SSO services, it is designed from the ground up to serve a single purpose: managing and projecting the different representations and dimensions (personas) of the user.</text:p>
      <text:h text:style-name="Heading_20_3" text:outline-level="3"><text:bookmark-start text:name="motivation"/>1.6 Motivation<text:bookmark-end text:name="motivation"/></text:h>
      <text:p text:style-name="First_20_paragraph"><text:span text:style-name="T1">Personal Motivation:</text:span> I am deeply interested in backend web development, data, security and identity management systems, I enjoy building APIs that could be used and integrated in different systems, I enjoy system integration. My passion lies in the challenge of system integration: building secure, scalable APIs that act as bridges between disconnected platforms. For me, this project is not just a requirement; it is an opportunity to build the kind of structural, data-driven tool that I personally enjoy using.</text:p>
      <text:p text:style-name="Text_20_body"><text:span text:style-name="T1">Domain Opportunity:</text:span> The current software market is already saturated with strong solutions for Authentication (“Who are you?”) and Authorization (“What are you allowed to do?”) [3][4][5]. However, there is a significant gap when it comes to Representation (“How do you appear in this context?”).</text:p>
      <text:p text:style-name="Horizontal_20_Line"/>
      <text:h text:style-name="Heading_20_2" text:outline-level="2"><text:bookmark-start text:name="literature-review"/>2. Literature Review<text:bookmark-end text:name="literature-review"/></text:h>
      <text:h text:style-name="Heading_20_3" text:outline-level="3"><text:bookmark-start text:name="introduction-1"/>2.1 Introduction<text:bookmark-end text:name="introduction-1"/></text:h>
      <text:p text:style-name="First_20_paragraph">Digital identity representation exists at the intersection of human sociological behavior and software engineering architecture. To propose a robust solution, it is necessary to examine research from both domains: the human studies that define why we fragment our identities, and the technical studies that define how current systems manage them. This chapter evaluates the current digital status quo, analyzing relevant projects, protocols, and services to identify the specific architectural gap this project intends to fill.</text:p>
      <text:h text:style-name="Heading_20_3" text:outline-level="3"><text:bookmark-start text:name="defining-digital-identity"/>2.2 Defining Digital Identity<text:bookmark-end text:name="defining-digital-identity"/></text:h>
      <text:p text:style-name="First_20_paragraph">Before designing a system to manage identity, we must establish a working definition of the term.</text:p>
      <text:p text:style-name="Text_20_body">From a technical perspective, industry leaders offer converging definitions. Oracle defines digital identity as “a collection of data points that comprise the characteristics, attributes, and activities that identify an entity” [6]. Cloudflare views it as “the recorded set of measurable characteristics by which a computer can identify an external entity” [7]. IBM defines it as “a profile or set of information tied to a specific user, machine or other entity in an IT ecosystem” [8].</text:p>
      <text:p text:style-name="Text_20_body">These definitions treat identity as a single fixed profile. But that does not match how people actually behave. Goffman (1959) argued that people naturally perform different roles in different social situations, we act differently in a job interview than we do with friends, not because we are being dishonest, but because different settings call for different presentations of ourselves [1]. This idea that identity is not one thing but many context-dependent facets is central to this project.</text:p>
      <text:p text:style-name="Text_20_body">Clauß and Kohntopp (2001) brought this idea into computer science with the concept of “partial identities”, the different subsets of a person’s attributes used in different contexts [9]. They argued that identity management systems should let users control which partial identity is shown to which party. This is essentially what this project calls a “Persona.”</text:p>
      <text:p text:style-name="Text_20_body">The problem is that most current platforms do the opposite. Marwick and boyd (2011) describe “context collapse”, when social media flattens all your audiences into one, so a post meant for friends is also visible to your employer [2]. The user loses the ability to show different sides of themselves to different people.</text:p>
      <text:p text:style-name="Text_20_body">Nissenbaum (2004) explains why this matters from a privacy perspective. Her theory of “contextual integrity” says that privacy is not about hiding information, but about information flowing to the right context [10]. Sharing your legal name with a bank is normal; having it exposed in a gaming forum is a violation of context. This framework supports the design decision behind Plural’s per-persona privacy controls, each persona belongs to a context, and the system enforces boundaries between them.</text:p>
      <text:p text:style-name="Text_20_body"><text:span text:style-name="T1">Synthesis:</text:span> From these definitions, we can conclude that Digital Identity is fundamentally a set of information and attributes representing a profile. But the academic literature shows that this set is not one thing, it is made up of context-dependent subsets (what Clauß and Kohntopp call “partial identities” [9] and what this project calls “Personas”). Current platforms collapse these contexts [2], and the goal of this project is to restore those boundaries by giving users control over which part of their identity is visible in which context.</text:p>
      <text:h text:style-name="Heading_20_3" text:outline-level="3"><text:bookmark-start text:name="comparative-analysis-of-existing-systems"/>2.3 Comparative Analysis of Existing Systems<text:bookmark-end text:name="comparative-analysis-of-existing-systems"/></text:h>
      <text:p text:style-name="First_20_paragraph">The current technological landscape is full by numerous systems, technologies and services that address distinct but adjacent challenges. However they solve slightly different set of problems and they solve them from different angles or using fundamentally different approaches, so it’s a good idea to take a look at some of them.</text:p>
      <text:h text:style-name="Heading_20_4" text:outline-level="4"><text:bookmark-start text:name="cloud-based-identity-and-access-management-services-iam"/>2.3.1 Cloud-based Identity and Access Management Services (IAM)<text:bookmark-end text:name="cloud-based-identity-and-access-management-services-iam"/></text:h>
      <text:p text:style-name="First_20_paragraph">The dominant standard in the current web ecosystem is Identity and Access Management (IAM). IAM systems manage digital identities and control user access to resources, ensuring that the right people can access the right systems at the right time [3][4][5]. In practice, this means IAM is built around two core questions: Authentication (“Is this user who they claim to be?”) and Authorization (“Is this user allowed to access this resource?”).</text:p>
      <text:p text:style-name="Text_20_body">Neither of these addresses a third question that this project focuses on: Representation (“Which dimension of this user should appear in this context?”). An IAM system can verify that a user is “John Doe” and that he is allowed to access a resource, but it cannot present him as a “gamer” to one visitor and as a “lawyer” to another. The data model of IAM systems does not support multiple contextual projections of the same identity.</text:p>
      <text:p text:style-name="Text_20_body">It is worth noting that Cameron (2005) proposed seven “Laws of Identity” for building identity systems, including principles like user control, minimal disclosure, and support for multiple operators [11]. These principles recognise that users should only reveal the minimum information necessary for each interaction, an idea that aligns with this project’s approach of exposing only relevant personas per context. However, mainstream IAM implementations have focused on the authentication and authorisation aspects rather than on contextual self-presentation.</text:p>
      <text:p text:style-name="Text_20_body"><text:span text:style-name="T1">Integration not Replacement:</text:span> The proposed project is not a replacement for IAM but a complement to it. Architecturally, the system functions as a representation layer that sits on top of existing IAM infrastructure. IAM handles the security question (who are you?), while Plural handles the presentation question (which version of you should this visitor see?). The two layers are designed to work together, not compete.</text:p>
      <text:h text:style-name="Heading_20_4" text:outline-level="4"><text:bookmark-start text:name="blockchain-based-identity-management-system-idms"/>2.3.2 Blockchain-Based Identity Management System (IDMS)<text:bookmark-end text:name="blockchain-based-identity-management-system-idms"/></text:h>
      <text:p text:style-name="First_20_paragraph">Several researches focuses on Decentralized Identity Management Systems (IDMS), often leveraging blockchain technology to address privacy and ownership concerns.</text:p>
      <text:p text:style-name="Text_20_body">Alanzi and Alkhatib (2025) discuss the privacy and security threats related to traditional systems: “Traditional IDMS relies on a third party to store user information and authenticate the user. However, this approach poses threats to user privacy and increases the risk of single point of failure (SPOF), user tracking, and data unavailability” [12].</text:p>
      <text:p text:style-name="Text_20_body">They suggest that modern blockchain-based systems could overcome these challenges: “In contrast, decentralized IDMSs that use blockchain technology offer potential solutions to these issues as they offer powerful features including immutability, transparency, anonymity, and decentralization” [12].</text:p>
      <text:p text:style-name="Text_20_body">However, the authors are realistic about the limitations of this technology: “Despite its advantages, blockchain technology also suffers from limitations related to performance, third-party control, weak authentication, and data leakages. Furthermore, some blockchain-based IDMSs still exhibit centralization issues, which can compromise user privacy and create SPOF risks” [12].</text:p>
      <text:p text:style-name="Text_20_body"><text:span text:style-name="T1">Blockchain Limitation:</text:span> Despite these advantages, blockchain solutions suffer from low adoption rates, performance bottlenecks, weak authentication mechanisms (private key management), and complexity. Furthermore, they often require a complete paradigm shift, both the user and the visiting platform must adopt Web3 standards (Wallets, Smart Contracts).</text:p>
      <text:p text:style-name="Text_20_body"><text:span text:style-name="T1">Differentiation:</text:span> Both blockchain-based IDMS and this project share the goal of giving users more control over their data. However, they differ fundamentally in approach. Blockchain systems require both the user and every consuming platform to adopt Web3 infrastructure (wallets, smart contracts, decentralised protocols). This creates a high adoption barrier. The proposed project takes a pragmatic approach: it uses standard RESTful APIs that any existing web application can consume without adopting new protocols. A game client or a recruitment platform can query a user’s persona via a simple HTTP request, no blockchain integration required. The trade-off is that the system is centralised (the user trusts the Plural server), but in return it gains simplicity, performance, and compatibility with the existing web.</text:p>
      <text:h text:style-name="Heading_20_4" text:outline-level="4"><text:bookmark-start text:name="federated-identity-and-social-login-oauth-2.0-oidc"/>2.3.3 Federated Identity and Social Login (OAuth 2.0 &amp; OIDC)<text:bookmark-end text:name="federated-identity-and-social-login-oauth-2.0-oidc"/></text:h>
      <text:p text:style-name="First_20_paragraph">Federated Identity handles cross-platform identity through protocols like OAuth 2.0 and OpenID Connect (OIDC), popularly known as “Log in with Google” or “Log in with Facebook.” The core idea is that a user authenticates once with a trusted Identity Provider (IdP) and can then access multiple third-party applications without creating separate accounts for each one [13][14][15].</text:p>
      <text:p text:style-name="Text_20_body">In practice, when a user logs in via an IdP, the application receives a “User Info” bundle, typically a name, email, and profile picture. The user gets convenience (one login for many services), and the application gets verified identity data without handling passwords itself.</text:p>
      <text:p text:style-name="Text_20_body"><text:span text:style-name="T1">Differentiation:</text:span> Federated access and this project address related but distinct problems. Federated access solves the problem of using <text:span text:style-name="T2">the same identity</text:span> across different platforms, one login for many services. This project solves the opposite problem: presenting <text:span text:style-name="T2">different facets of the same identity</text:span> depending on the context. OAuth can tell a service “this is John Doe,” but it cannot tell one service “show John’s gaming profile” and another service “show John’s professional profile.” The User Info bundle shared by an IdP is a fixed set of attributes (name, email, picture); it has no concept of contextual personas or privacy toggles. Plural fills this gap by adding a representation layer on top of the authentication layer.</text:p>
      <text:h text:style-name="Heading_20_4" text:outline-level="4"><text:bookmark-start text:name="identity-aggregators-link-in-bio-tools"/>2.3.4 Identity Aggregators (Link-in-Bio Tools)<text:bookmark-end text:name="identity-aggregators-link-in-bio-tools"/></text:h>
      <text:p text:style-name="First_20_paragraph">While the previous sections covered infrastructure-level solutions, there is also a user-facing category of tools that addresses identity fragmentation directly. Platforms such as Linktree, Carrd, and About.me, commonly known as “link-in-bio” tools, allow users to create a single landing page containing links to all their profiles across different platforms (e.g., Instagram, LinkedIn, GitHub, Spotify). They serve as a “digital business card” that routes visitors to the user’s presence elsewhere on the web.</text:p>
      <text:p text:style-name="Text_20_body"><text:span text:style-name="T1">Limitation:</text:span> Despite their popularity, these tools have significant limitations regarding the goals of this project:</text:p>
      <text:list text:style-name="L2">
        <text:list-item>
          <text:p text:style-name="P2"><text:span text:style-name="T1">Static Landing Pages:</text:span> These pages are static; they present the exact same list of links to every visitor. The user cannot choose to show their LinkedIn to a recruiter while hiding their Spotify playlist.</text:p>
        </text:list-item>
        <text:list-item>
          <text:p text:style-name="P2"><text:span text:style-name="T1">Lack of Granular Control:</text:span> The user lacks the ability to define distinct “Personas.” There is no mechanism to group attributes into logical dimensions (e.g., a “Work Mode” vs. a “Social Mode”)</text:p>
        </text:list-item>
        <text:list-item>
          <text:p text:style-name="P2"><text:span text:style-name="T1">Technical Isolation:</text:span> These tools are designed for human navigation, not system integration. They lack a RESTful API to support programmatic integration with existing systems, making them unsuitable for the architectural role of an identity middleware.</text:p>
        </text:list-item>
      </text:list>
      <text:p text:style-name="First_20_paragraph"><text:span text:style-name="T1">Differentiation:</text:span> Identity Aggregators and this project both attempt to centralise a user’s fragmented digital presence, but they differ in three key ways. First, aggregators are static, every visitor sees the same page, whereas Plural returns different data depending on the access context. Second, aggregators lack privacy controls, there is no mechanism to hide certain links from certain visitors, whereas Plural enforces public/private boundaries per persona. Third, aggregators are designed for human browsing (HTML pages), not machine consumption; they lack APIs that would allow a third-party application to programmatically retrieve a user’s gamer profile or professional credentials. Plural addresses all three of these limitations.</text:p>
      <text:p text:style-name="Horizontal_20_Line"/>
      <text:h text:style-name="Heading_20_2" text:outline-level="2"><text:bookmark-start text:name="design"/>3. Design<text:bookmark-end text:name="design"/></text:h>
      <text:h text:style-name="Heading_20_3" text:outline-level="3"><text:bookmark-start text:name="project-overview"/>3.1 Project Overview<text:bookmark-end text:name="project-overview"/></text:h>
      <text:p text:style-name="First_20_paragraph">This project is a web application called <text:span text:style-name="T1">Plural</text:span> that allows users to manage multiple digital personas from a single account. The core concept is simple: a user signs up once, and then creates as many personas as they need, each representing a different dimension of their identity (e.g., “Professional,” “Gamer,” “Legal”). Each persona has its own set of attributes (stored as flexible JSON data) and a visibility setting: <text:span text:style-name="T1">public</text:span> (visible to anyone) or <text:span text:style-name="T1">private</text:span> (accessible only with a secret access token).</text:p>
      <text:p text:style-name="Text_20_body">The system has two interfaces:</text:p>
      <text:list text:style-name="L3">
        <text:list-item>
          <text:p text:style-name="P3"><text:span text:style-name="T1">A REST API</text:span>, the primary product. Third-party applications, recruiters, or other systems can query a user’s profile programmatically. When they do, the API returns only the user’s public personas. Private personas are completely hidden unless the caller provides the correct access token in the request header. This means the same API endpoint can return different data depending on who is asking.</text:p>
        </text:list-item>
        <text:list-item>
          <text:p text:style-name="P3"><text:span text:style-name="T1">A web interface</text:span>, a browser-based dashboard where users can log in, create/edit/delete personas, toggle visibility, and share their public profile via a URL (<text:span text:style-name="Source_Text">/u/{username}</text:span>).</text:p>
        </text:list-item>
      </text:list>
      <text:p text:style-name="First_20_paragraph">The architecture follows a standard three-tier pattern: the FastAPI application serves both the API and the web interface, backed by a PostgreSQL database. The privacy enforcement logic sits in the application layer, filtering persona data before it reaches the response.</text:p>
      <text:h text:style-name="Heading_20_3" text:outline-level="3"><text:bookmark-start text:name="domain-and-target-audience"/>3.2 Domain and Target Audience<text:bookmark-end text:name="domain-and-target-audience"/></text:h>
      <text:p text:style-name="First_20_paragraph">The project operates within the domain of Privacy Engineering and Identity Management (IdM). It addresses the friction between modern privacy needs and the rigid “Single Sign-On” structures of the current web. The academic literature supports the need for this kind of system: Clauß and Kohntopp (2001) argued that identity management systems should support “partial identities” that users can selectively disclose [9], and Nissenbaum (2004) showed that privacy violations occur when information flows outside its intended context [10]. This project is a practical attempt to implement those principles.</text:p>
      <text:p text:style-name="Text_20_body"><text:span text:style-name="T1">Target Audience:</text:span></text:p>
      <text:list text:style-name="L4">
        <text:list-item>
          <text:p text:style-name="P4"><text:span text:style-name="T1">Individuals with conflicting digital reputations:</text:span> People who maintain different roles that should not mix, for example a corporate lawyer who is also a competitive streamer, or a teacher who is also active in political advocacy. These users need strict boundaries between their public-facing identities.</text:p>
        </text:list-item>
        <text:list-item>
          <text:p text:style-name="P4"><text:span text:style-name="T1">Freelancers and multi-discipline professionals:</text:span> People who work across different industries or clients and need to present relevant credentials to each audience without exposing unrelated work. A designer who also does security consulting does not want their gaming profile visible to a corporate client.</text:p>
        </text:list-item>
        <text:list-item>
          <text:p text:style-name="P4"><text:span text:style-name="T1">Privacy-conscious users:</text:span> Individuals who want to compartmentalise their online presence for safety reasons, for example keeping a legal identity separate from online communities where anonymity is expected.</text:p>
        </text:list-item>
        <text:list-item>
          <text:p text:style-name="P4"><text:span text:style-name="T1">Third-party developers:</text:span> Engineers building applications that need user profile data (like a nickname or avatar) without handling the liability of storing Personally Identifiable Information (PII). The REST API allows them to query only the relevant persona without accessing the user’s full identity.</text:p>
        </text:list-item>
      </text:list>
      <text:h text:style-name="Heading_20_3" text:outline-level="3"><text:bookmark-start text:name="system-architecture"/>3.3 System Architecture<text:bookmark-end text:name="system-architecture"/></text:h>
      <text:p text:style-name="First_20_paragraph">The system follows a three-tier architecture. At the top layer, two types of clients interact with the application: human users through a browser (the web interface) and external systems through HTTP requests (the REST API). Both hit the same FastAPI application server, which handles routing, authentication, input validation (via Pydantic), and the privacy enforcement logic. The application server communicates with a PostgreSQL database through SQLAlchemy ORM.</text:p>
      <text:p text:style-name="Text_20_body"><text:span text:style-name="T1">[Figure 1: System Architecture Diagram — to be added]</text:span></text:p>
      <text:h text:style-name="Heading_20_3" text:outline-level="3"><text:bookmark-start text:name="design-and-architectural-choices"/>3.4 Design and Architectural Choices<text:bookmark-end text:name="design-and-architectural-choices"/></text:h>
      <text:p text:style-name="First_20_paragraph">The following sections describe the key technical decisions I made and the reasoning behind each one.</text:p>
      <text:h text:style-name="Heading_20_4" text:outline-level="4"><text:bookmark-start text:name="authentication-strategy-delegated-auth"/>3.4.1 Authentication Strategy (Delegated Auth)<text:bookmark-end text:name="authentication-strategy-delegated-auth"/></text:h>
      <text:p text:style-name="First_20_paragraph"><text:span text:style-name="T1">Decision:</text:span> Session-based authentication, with the architecture designed for future migration to a delegated provider (e.g. AWS Cognito, Auth0)</text:p>
      <text:p text:style-name="Text_20_body"><text:span text:style-name="T1">Justification:</text:span> Building a fully-featured authentication system from scratch (handling MFA, social login, and password reset flows) is error-prone and distracts from the core innovation of “Persona Management.” I initially considered delegating authentication entirely to AWS Cognito (OIDC), but that was pulling my attention away from the core problem I wanted to solve. Instead, I implemented a simpler session-based authentication using password hashing and cookies, which gave me a working auth layer without the integration overhead. The design is kept abstract enough to allow swapping the auth provider (Cognito, Auth0, or Google Identity) without rewriting the persona logic.</text:p>
      <text:h text:style-name="Heading_20_4" text:outline-level="4"><text:bookmark-start text:name="api-first-design-rest"/>3.4.2 API-First Design (REST)<text:bookmark-end text:name="api-first-design-rest"/></text:h>
      <text:p text:style-name="First_20_paragraph"><text:span text:style-name="T1">Decision:</text:span> The core product is a RESTful API</text:p>
      <text:p text:style-name="Text_20_body"><text:span text:style-name="T1">Justification:</text:span> Identity service is an infrastructure component. For this system to be scalable, it must be consumable by other machines (e.g., a game client requesting a user’s “Gamer Profile”). A visual dashboard is provided for configuration, but the primary value is delivered via JSON responses to API consumers.</text:p>
      <text:h text:style-name="Heading_20_4" text:outline-level="4"><text:bookmark-start text:name="backend-framework"/>3.4.3 Backend Framework<text:bookmark-end text:name="backend-framework"/></text:h>
      <text:p text:style-name="First_20_paragraph"><text:span text:style-name="T1">Decision:</text:span> FastAPI (migrated from an initial Flask prototype)</text:p>
      <text:p text:style-name="Text_20_body"><text:span text:style-name="T1">Justification:</text:span> I initially chose Flask for its micro-framework philosophy, which allowed rapid prototyping of the routing logic and offered granular control over the HTTP response lifecycle. However, after building the prototype, I migrated to FastAPI for several benefits that proved valuable in practice:</text:p>
      <text:list text:style-name="L5">
        <text:list-item>
          <text:p text:style-name="P5"><text:span text:style-name="T1">Native Asynchronous Support (ASGI):</text:span> FastAPI is built on Starlette, allowing for non-blocking I/O. This matters for an identity service that may eventually need to query external APIs.</text:p>
        </text:list-item>
        <text:list-item>
          <text:p text:style-name="P5"><text:span text:style-name="T1">Strict Data Validation (Pydantic):</text:span> FastAPI uses Pydantic for request and response validation. This was a significant improvement over Flask, where I was doing manual dictionary manipulation. I defined separate response models for public responses (which exclude the <text:span text:style-name="Source_Text">access_token</text:span>) and owner responses (which include it). Pydantic handles the filtering automatically at the framework level, which is more reliable.</text:p>
        </text:list-item>
        <text:list-item>
          <text:p text:style-name="P5"><text:span text:style-name="T1">Automatic Documentation:</text:span> FastAPI generates an interactive Swagger UI at <text:span text:style-name="Source_Text">/docs</text:span>, which made testing the API much easier during development and would make it straightforward for third-party developers to consume.</text:p>
        </text:list-item>
      </text:list>
      <text:h text:style-name="Heading_20_4" text:outline-level="4"><text:bookmark-start text:name="database-engine"/>3.4.4 Database Engine<text:bookmark-end text:name="database-engine"/></text:h>
      <text:p text:style-name="First_20_paragraph"><text:span text:style-name="T1">Decision:</text:span> PostgreSQL (migrated from an initial SQLite prototype)</text:p>
      <text:p text:style-name="Text_20_body"><text:span text:style-name="T1">Justification:</text:span> I initially chose SQLite for prototyping because it required no setup and let me focus on the application logic. The application uses SQLAlchemy ORM, which made the eventual migration straightforward. I migrated to PostgreSQL running inside Docker, which gives proper concurrent access, better JSON handling, and a setup that more closely resembles a production environment. The tests still use an in-memory SQLite database for speed and isolation.</text:p>
      <text:h text:style-name="Heading_20_3" text:outline-level="3"><text:bookmark-start text:name="database-design"/>3.5 Database Design<text:bookmark-end text:name="database-design"/></text:h>
      <text:p text:style-name="First_20_paragraph">I decided to start with two main tables representing the two main entities we have:</text:p>
      <text:list text:style-name="L6">
        <text:list-item>
          <text:p text:style-name="P6"><text:span text:style-name="T1">Users Table:</text:span> The biological entity/account holder</text:p>
        </text:list-item>
        <text:list-item>
          <text:p text:style-name="P6"><text:span text:style-name="T1">Personas Table:</text:span> The dimension or the projection for a certain context (e.g. A single user could have a gamer persona, a reader persona, a legal persona, and a professional persona)</text:p>
        </text:list-item>
      </text:list>
      <text:h text:style-name="Heading_20_4" text:outline-level="4"><text:bookmark-start text:name="users-table"/>Users Table<text:bookmark-end text:name="users-table"/></text:h>
      <text:p text:style-name="First_20_paragraph"><text:span text:style-name="T1">Table 1:</text:span> Users Table Schema</text:p>
      <table:table table:name="Table1" table:style-name="Table1">
        <table:table-column table:style-name="Table1.A"/>
        <table:table-column table:style-name="Table1.B"/>
        <table:table-header-rows>
          <table:table-row>
            <table:table-cell table:style-name="TableHeaderRowCell" office:value-type="string">
              <text:p text:style-name="Table_20_Heading">Colum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id</text:p>
          </table:table-cell>
          <table:table-cell table:style-name="TableRowCell" office:value-type="string">
            <text:p text:style-name="Table_20_Contents">Table Primary Key</text:p>
          </table:table-cell>
        </table:table-row>
        <table:table-row>
          <table:table-cell table:style-name="TableRowCell" office:value-type="string">
            <text:p text:style-name="Table_20_Contents">email</text:p>
          </table:table-cell>
          <table:table-cell table:style-name="TableRowCell" office:value-type="string">
            <text:p text:style-name="Table_20_Contents">The user’s email address (unique)</text:p>
          </table:table-cell>
        </table:table-row>
        <table:table-row>
          <table:table-cell table:style-name="TableRowCell" office:value-type="string">
            <text:p text:style-name="Table_20_Contents">username</text:p>
          </table:table-cell>
          <table:table-cell table:style-name="TableRowCell" office:value-type="string">
            <text:p text:style-name="Table_20_Contents">A public username for the user (unique)</text:p>
          </table:table-cell>
        </table:table-row>
        <table:table-row>
          <table:table-cell table:style-name="TableRowCell" office:value-type="string">
            <text:p text:style-name="Table_20_Contents">password_hash</text:p>
          </table:table-cell>
          <table:table-cell table:style-name="TableRowCell" office:value-type="string">
            <text:p text:style-name="Table_20_Contents">Hashed password for session-based authentication</text:p>
          </table:table-cell>
        </table:table-row>
        <table:table-row>
          <table:table-cell table:style-name="TableRowCell" office:value-type="string">
            <text:p text:style-name="Table_20_Contents">created_at</text:p>
          </table:table-cell>
          <table:table-cell table:style-name="TableRowCell" office:value-type="string">
            <text:p text:style-name="Table_20_Contents">The registration date of the user</text:p>
          </table:table-cell>
        </table:table-row>
        <table:table-row>
          <table:table-cell table:style-name="TableRowCell" office:value-type="string">
            <text:p text:style-name="Table_20_Contents">updated_at</text:p>
          </table:table-cell>
          <table:table-cell table:style-name="TableRowCell" office:value-type="string">
            <text:p text:style-name="Table_20_Contents">Last time the user has updated their information</text:p>
          </table:table-cell>
        </table:table-row>
      </table:table>
      <text:h text:style-name="Heading_20_4" text:outline-level="4"><text:bookmark-start text:name="personas-table"/>Personas Table<text:bookmark-end text:name="personas-table"/></text:h>
      <text:p text:style-name="First_20_paragraph"><text:span text:style-name="T1">Table 2:</text:span> Personas Table Schema</text:p>
      <table:table table:name="Table2" table:style-name="Table2">
        <table:table-column table:style-name="Table2.A"/>
        <table:table-column table:style-name="Table2.B"/>
        <table:table-header-rows>
          <table:table-row>
            <table:table-cell table:style-name="TableHeaderRowCell" office:value-type="string">
              <text:p text:style-name="Table_20_Heading">Colum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id</text:p>
          </table:table-cell>
          <table:table-cell table:style-name="TableRowCell" office:value-type="string">
            <text:p text:style-name="Table_20_Contents">Table Primary Key</text:p>
          </table:table-cell>
        </table:table-row>
        <table:table-row>
          <table:table-cell table:style-name="TableRowCell" office:value-type="string">
            <text:p text:style-name="Table_20_Contents">user_id</text:p>
          </table:table-cell>
          <table:table-cell table:style-name="TableRowCell" office:value-type="string">
            <text:p text:style-name="Table_20_Contents">A foreign key to link the persona with a user (One to many relationship)</text:p>
          </table:table-cell>
        </table:table-row>
        <table:table-row>
          <table:table-cell table:style-name="TableRowCell" office:value-type="string">
            <text:p text:style-name="Table_20_Contents">name</text:p>
          </table:table-cell>
          <table:table-cell table:style-name="TableRowCell" office:value-type="string">
            <text:p text:style-name="Table_20_Contents">Name of the persona (e.g. reader, gamer, legal)</text:p>
          </table:table-cell>
        </table:table-row>
        <table:table-row>
          <table:table-cell table:style-name="TableRowCell" office:value-type="string">
            <text:p text:style-name="Table_20_Contents">is_public</text:p>
          </table:table-cell>
          <table:table-cell table:style-name="TableRowCell" office:value-type="string">
            <text:p text:style-name="Table_20_Contents">Determines of the persona is publicly accessible for all visitors</text:p>
          </table:table-cell>
        </table:table-row>
        <table:table-row>
          <table:table-cell table:style-name="TableRowCell" office:value-type="string">
            <text:p text:style-name="Table_20_Contents">access_token</text:p>
          </table:table-cell>
          <table:table-cell table:style-name="TableRowCell" office:value-type="string">
            <text:p text:style-name="Table_20_Contents">Required if the persona is private, which is a security key used to access the persona</text:p>
          </table:table-cell>
        </table:table-row>
        <table:table-row>
          <table:table-cell table:style-name="TableRowCell" office:value-type="string">
            <text:p text:style-name="Table_20_Contents">Data</text:p>
          </table:table-cell>
          <table:table-cell table:style-name="TableRowCell" office:value-type="string">
            <text:p text:style-name="Table_20_Contents">The actual unique attributes and values of this persona, this field is JSON to keep it flexible; for example a gamer persona could have Steam ID while a professional persona could have linkedin profile or Github account</text:p>
          </table:table-cell>
        </table:table-row>
        <table:table-row>
          <table:table-cell table:style-name="TableRowCell" office:value-type="string">
            <text:p text:style-name="Table_20_Contents">created_at</text:p>
          </table:table-cell>
          <table:table-cell table:style-name="TableRowCell" office:value-type="string">
            <text:p text:style-name="Table_20_Contents">When was the persona created</text:p>
          </table:table-cell>
        </table:table-row>
        <table:table-row>
          <table:table-cell table:style-name="TableRowCell" office:value-type="string">
            <text:p text:style-name="Table_20_Contents">updated_at</text:p>
          </table:table-cell>
          <table:table-cell table:style-name="TableRowCell" office:value-type="string">
            <text:p text:style-name="Table_20_Contents">When was the last time the persona was updated</text:p>
          </table:table-cell>
        </table:table-row>
      </table:table>
      <text:p text:style-name="First_20_paragraph"><text:span text:style-name="T1">[Figure 2: Entity Relationship Diagram — to be added]</text:span></text:p>
      <text:p text:style-name="Horizontal_20_Line"/>
      <text:h text:style-name="Heading_20_2" text:outline-level="2"><text:bookmark-start text:name="implementation"/>4. Implementation<text:bookmark-end text:name="implementation"/></text:h>
      <text:h text:style-name="Heading_20_3" text:outline-level="3"><text:bookmark-start text:name="technical-stack"/>4.1 Technical Stack<text:bookmark-end text:name="technical-stack"/></text:h>
      <text:p text:style-name="First_20_paragraph">After the prototyping phase with Flask and SQLite, I migrated the project to a stack that better suits the requirements:</text:p>
      <text:list text:style-name="L7">
        <text:list-item>
          <text:p text:style-name="P7"><text:span text:style-name="T1">Web Framework:</text:span> FastAPI (running on Uvicorn, an ASGI server)</text:p>
        </text:list-item>
        <text:list-item>
          <text:p text:style-name="P7"><text:span text:style-name="T1">Database:</text:span> PostgreSQL 16 (running in Docker)</text:p>
        </text:list-item>
        <text:list-item>
          <text:p text:style-name="P7"><text:span text:style-name="T1">ORM:</text:span> SQLAlchemy with Alembic for migrations</text:p>
        </text:list-item>
        <text:list-item>
          <text:p text:style-name="P7"><text:span text:style-name="T1">Validation:</text:span> Pydantic for request/response schemas</text:p>
        </text:list-item>
        <text:list-item>
          <text:p text:style-name="P7"><text:span text:style-name="T1">Authentication:</text:span> Session-based (cookies) for the web interface, access tokens for the API</text:p>
        </text:list-item>
        <text:list-item>
          <text:p text:style-name="P7"><text:span text:style-name="T1">Templates:</text:span> Jinja2 for server-rendered HTML pages</text:p>
        </text:list-item>
        <text:list-item>
          <text:p text:style-name="P7"><text:span text:style-name="T1">Admin:</text:span> SQLAdmin for database administration</text:p>
        </text:list-item>
        <text:list-item>
          <text:p text:style-name="P7"><text:span text:style-name="T1">Containerisation:</text:span> Docker Compose to orchestrate the application and database services</text:p>
        </text:list-item>
      </text:list>
      <text:h text:style-name="Heading_20_3" text:outline-level="3"><text:bookmark-start text:name="rest-api"/>4.2 REST API<text:bookmark-end text:name="rest-api"/></text:h>
      <text:p text:style-name="First_20_paragraph">The API is the core deliverable of the project. I implemented two groups of endpoints:</text:p>
      <text:p text:style-name="Text_20_body"><text:span text:style-name="T1">User endpoints</text:span> handle the account lifecycle, creating, listing, reading, updating, and deleting users. When you fetch a user’s profile via <text:span text:style-name="Source_Text">GET /api/users/{id}</text:span>, the response includes only their public personas. Private personas are filtered out at the application level before the response is sent.</text:p>
      <text:p text:style-name="Text_20_body"><text:span text:style-name="T1">Persona endpoints</text:span> handle creating, reading, updating, and deleting personas. Each persona belongs to a user and has its own access token. Creating a persona returns the access token to the owner; after that, any mutation (update, delete, token regeneration) requires presenting the correct token in the <text:span text:style-name="Source_Text">X-Access-Token</text:span> header.</text:p>
      <text:p text:style-name="Text_20_body">I also defined separate Pydantic response models: <text:span text:style-name="Source_Text">PersonaPublicResponse</text:span> excludes the <text:span text:style-name="Source_Text">access_token</text:span> field entirely, while <text:span text:style-name="Source_Text">PersonaOwnerResponse</text:span> includes it. This means even if I make a mistake in the endpoint logic, Pydantic will strip the token from any public-facing response, a second layer of defence that I did not have with Flask.</text:p>
      <text:h text:style-name="Heading_20_3" text:outline-level="3"><text:bookmark-start text:name="privacy-enforcement"/>4.3 Privacy Enforcement<text:bookmark-end text:name="privacy-enforcement"/></text:h>
      <text:p text:style-name="First_20_paragraph">This is the core logic of the project, the part that makes it more than a basic CRUD API. The privacy model works as follows:</text:p>
      <text:p text:style-name="Text_20_body">Each persona has two relevant fields: <text:span text:style-name="Source_Text">is_public</text:span> (a boolean) and <text:span text:style-name="Source_Text">access_token</text:span> (a randomly generated string). When someone requests a persona via the API:</text:p>
      <text:list text:style-name="L8">
        <text:list-item>
          <text:p text:style-name="P8">If <text:span text:style-name="Source_Text">is_public</text:span> is <text:span text:style-name="Source_Text">True</text:span>, the persona data is returned to anyone</text:p>
        </text:list-item>
        <text:list-item>
          <text:p text:style-name="P8">If <text:span text:style-name="Source_Text">is_public</text:span> is <text:span text:style-name="Source_Text">False</text:span>, the API checks for an <text:span text:style-name="Source_Text">X-Access-Token</text:span> header</text:p>
        </text:list-item>
        <text:list-item>
          <text:p text:style-name="P8">If no token is provided, the API returns <text:span text:style-name="Source_Text">403 Forbidden</text:span></text:p>
        </text:list-item>
        <text:list-item>
          <text:p text:style-name="P8">If the token is provided but wrong, the API returns <text:span text:style-name="Source_Text">403 Forbidden</text:span></text:p>
        </text:list-item>
        <text:list-item>
          <text:p text:style-name="P8">Only if the token matches does the API return the persona data</text:p>
        </text:list-item>
      </text:list>
      <text:p text:style-name="First_20_paragraph">This means a single user profile can look completely different depending on the context. A recruiter browsing <text:span text:style-name="Source_Text">GET /api/users/10</text:span> sees the Professional and Gamer personas (both public), but has no idea that a Legal persona with sensitive data even exists. Someone who was given the Legal persona’s access token can retrieve it directly via <text:span text:style-name="Source_Text">GET /api/personas/5</text:span> with the token header.</text:p>
      <text:h text:style-name="Heading_20_3" text:outline-level="3"><text:bookmark-start text:name="web-interface"/>4.4 Web Interface<text:bookmark-end text:name="web-interface"/></text:h>
      <text:p text:style-name="First_20_paragraph">While the API is the primary product, I also built a web interface so that users can manage their personas without needing tools like Postman or curl. The interface is server-rendered using Jinja2 templates and includes:</text:p>
      <text:list text:style-name="L9">
        <text:list-item>
          <text:p text:style-name="P9"><text:span text:style-name="T1">Login/Signup pages:</text:span> Session-based authentication using cookies. When a user signs up, their password is hashed and stored. On login, the password is verified and a session cookie is set</text:p>
        </text:list-item>
        <text:list-item>
          <text:p text:style-name="P9"><text:span text:style-name="T1">Dashboard:</text:span> After logging in, users see all their personas (both public and private) with options to create, edit, or delete them. They can also toggle visibility and regenerate access tokens</text:p>
        </text:list-item>
        <text:list-item>
          <text:p text:style-name="P9"><text:span text:style-name="T1">Public Profile:</text:span> Each user has a shareable profile page at <text:span text:style-name="Source_Text">/u/{username}</text:span> that shows only their public personas. This is what visitors see</text:p>
        </text:list-item>
      </text:list>
      <text:p text:style-name="First_20_paragraph">All templates extend a base template (<text:span text:style-name="Source_Text">base.html</text:span>) that provides the consistent layout and navigation.</text:p>
      <text:h text:style-name="Heading_20_3" text:outline-level="3"><text:bookmark-start text:name="admin-panel"/>4.5 Admin Panel<text:bookmark-end text:name="admin-panel"/></text:h>
      <text:p text:style-name="First_20_paragraph">I integrated SQLAdmin to provide a quick way to browse and manage the database during development. It mounts at <text:span text:style-name="Source_Text">/admin</text:span> and exposes views for both Users and Personas with search and sort functionality. This was useful for debugging and for verifying data integrity during development.</text:p>
      <text:h text:style-name="Heading_20_3" text:outline-level="3"><text:bookmark-start text:name="flexible-data-model"/>4.6 Flexible Data Model<text:bookmark-end text:name="flexible-data-model"/></text:h>
      <text:p text:style-name="First_20_paragraph">One design decision I am happy with is the JSON <text:span text:style-name="Source_Text">data</text:span> field on personas. Instead of defining fixed columns for every possible attribute (which would be impossible given the variety of persona types), I store the persona’s attributes as a JSON string in a Text column. This means:</text:p>
      <text:list text:style-name="L10">
        <text:list-item>
          <text:p text:style-name="P10">A Gamer persona can store <text:span text:style-name="Source_Text">{"discord": "ghosttom#4821", "rank": "plat 2"}</text:span></text:p>
        </text:list-item>
        <text:list-item>
          <text:p text:style-name="P10">A Professional persona can store <text:span text:style-name="Source_Text">{"linkedin": "linkedin.com/in/user", "github": "github.com/user"}</text:span></text:p>
        </text:list-item>
        <text:list-item>
          <text:p text:style-name="P10">A Legal persona can store <text:span text:style-name="Source_Text">{"full_name": "John Doe", "national_id": "..."}</text:span></text:p>
        </text:list-item>
      </text:list>
      <text:p text:style-name="First_20_paragraph">Each persona type has completely different fields, and the system handles them all the same way. The trade-off is that I cannot query or index individual JSON fields at the database level, but for this use case that is acceptable, the data is always accessed as a whole blob attached to a persona.</text:p>
      <text:h text:style-name="Heading_20_3" text:outline-level="3"><text:bookmark-start text:name="automated-test-suite-architecture"/>4.7 Automated Test Suite Architecture<text:bookmark-end text:name="automated-test-suite-architecture"/></text:h>
      <text:p text:style-name="First_20_paragraph">To ensure the API functions correctly, I implemented 52 automated tests using pytest. A key implementation detail is the use of <text:span text:style-name="Source_Text">pytest</text:span> fixtures to manage test state efficiently. For example, a <text:span text:style-name="Source_Text">sample_user</text:span> fixture creates a user object in the database before a test runs, and a <text:span text:style-name="Source_Text">sample_user_with_personas</text:span> fixture sets up both public and private personas. This pattern kept the 52 individual test functions completely focused on asserting the API response logic, rather than repeating database setup boilerplate.</text:p>
      <text:p text:style-name="Horizontal_20_Line"/>
      <text:h text:style-name="Heading_20_2" text:outline-level="2"><text:bookmark-start text:name="evaluation"/>5. Evaluation<text:bookmark-end text:name="evaluation"/></text:h>
      <text:h text:style-name="Heading_20_3" text:outline-level="3"><text:bookmark-start text:name="evaluation-strategy-success-criteria"/>5.1 Evaluation Strategy &amp; Success Criteria<text:bookmark-end text:name="evaluation-strategy-success-criteria"/></text:h>
      <text:h text:style-name="Heading_20_4" text:outline-level="4"><text:bookmark-start text:name="why-automated-testing"/>Why Automated Testing<text:bookmark-end text:name="why-automated-testing"/></text:h>
      <text:p text:style-name="First_20_paragraph">The core product is a REST API designed primarily for machine consumption. Unlike a user-facing GUI where subjective usability matters, an API either behaves correctly or it does not, making automated assertions the natural fit. I considered other evaluation methods: user testing would be appropriate if the web interface were the primary product, but since the API is the main deliverable, functional correctness matters more than subjective experience. Expert review could be valuable for security auditing, but the priority for this project is verifying that the privacy model works as designed.</text:p>
      <text:p text:style-name="Text_20_body">The test suite uses pytest and FastAPI’s TestClient to simulate real HTTP requests and verify the expected responses. Tests run against an in-memory SQLite database, ensuring isolation (each test starts clean without risking orphaned data in a live database) and speed (minimizing network and disk I/O).</text:p>
      <text:h text:style-name="Heading_20_4" text:outline-level="4"><text:bookmark-start text:name="success-criteria"/>Success Criteria<text:bookmark-end text:name="success-criteria"/></text:h>
      <text:p text:style-name="First_20_paragraph">Each criterion is derived from the project aims defined in section 1.3:</text:p>
      <text:list text:style-name="L11">
        <text:list-item>
          <text:p text:style-name="P11"><text:span text:style-name="T1">Privacy Enforcement (addresses the </text:span>“<text:span text:style-name="T1">Private Identity</text:span>”<text:span text:style-name="T1"> goal):</text:span> The central promise of this project is that private personas are hidden from unauthorised access. To verify this, private personas must return <text:span text:style-name="Source_Text">403 Forbidden</text:span> when accessed without a valid token. Tests cover three cases: no token provided, wrong token provided, and correct token provided, ensuring the privacy boundary holds in all scenarios.</text:p>
        </text:list-item>
        <text:list-item>
          <text:p text:style-name="P11"><text:span text:style-name="T1">Contextual Identity (addresses the </text:span>“<text:span text:style-name="T1">context collapse</text:span>”<text:span text:style-name="T1"> problem):</text:span> The project exists because current platforms show the same data to everyone. To verify that Plural solves this, the API must return distinct data for the same user depending on the access context. Tests verify that <text:span text:style-name="Source_Text">GET /api/users/{id}</text:span> returns only public personas, while <text:span text:style-name="Source_Text">GET /api/personas/{id}</text:span> with the correct <text:span text:style-name="Source_Text">X-Access-Token</text:span> header returns private persona data. This directly tests whether the system prevents context collapse.</text:p>
        </text:list-item>
        <text:list-item>
          <text:p text:style-name="P11"><text:span text:style-name="T1">Data Integrity:</text:span> Deleting a User must cascade and remove all associated Personas to prevent orphaned data. Tests create a user with multiple personas, delete the user, and verify all personas return <text:span text:style-name="Source_Text">404 Not Found</text:span>.</text:p>
        </text:list-item>
        <text:list-item>
          <text:p text:style-name="P11"><text:span text:style-name="T1">Input Validation:</text:span> The API must reject malformed input (invalid emails, missing required fields, duplicate usernames) with appropriate error codes (<text:span text:style-name="Source_Text">400</text:span> or <text:span text:style-name="Source_Text">422</text:span>).</text:p>
        </text:list-item>
      </text:list>
      <text:h text:style-name="Heading_20_4" text:outline-level="4"><text:bookmark-start text:name="scenario-based-evaluation"/>Scenario-Based Evaluation<text:bookmark-end text:name="scenario-based-evaluation"/></text:h>
      <text:p text:style-name="First_20_paragraph">In addition to unit-level criteria, the test suite includes two scenario tests that simulate real-world use cases:</text:p>
      <text:list text:style-name="L12">
        <text:list-item>
          <text:p text:style-name="P12"><text:span text:style-name="T1">Recruiter Scenario:</text:span> A recruiter queries a user’s profile via <text:span text:style-name="Source_Text">GET /api/users/{id}</text:span>. The test verifies that they see only public personas (Professional, Gamer) and have no indication that a private Legal persona exists. This directly validates the “Public multidimensional Identity” goal from section 1.3.</text:p>
        </text:list-item>
        <text:list-item>
          <text:p text:style-name="P12"><text:span text:style-name="T1">Contextual Identity Scenario:</text:span> The same user is queried by two different callers, one without a token and one with a valid access token. The test verifies that they receive different responses from the same system, proving that the API supports contextual identity projection.</text:p>
        </text:list-item>
      </text:list>
      <text:h text:style-name="Heading_20_3" text:outline-level="3"><text:bookmark-start text:name="api-verification-automated-testing"/>5.2 API Verification (Automated Testing)<text:bookmark-end text:name="api-verification-automated-testing"/></text:h>
      <text:h text:style-name="Heading_20_4" text:outline-level="4"><text:bookmark-start text:name="what-the-tests-cover"/>5.2.1 What the Tests Cover<text:bookmark-end text:name="what-the-tests-cover"/></text:h>
      <text:p text:style-name="First_20_paragraph">The 52 tests are organised into the following groups, as shown in Table 3.</text:p>
      <text:p text:style-name="Text_20_body"><text:span text:style-name="T1">Table 3:</text:span> Automated Test Suite Coverag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st Group</text:p>
            </table:table-cell>
            <table:table-cell table:style-name="TableHeaderRowCell" office:value-type="string">
              <text:p text:style-name="Table_20_Heading">Tests</text:p>
            </table:table-cell>
            <table:table-cell table:style-name="TableHeaderRowCell" office:value-type="string">
              <text:p text:style-name="Table_20_Heading">What It Covers</text:p>
            </table:table-cell>
          </table:table-row>
        </table:table-header-rows>
        <table:table-row>
          <table:table-cell table:style-name="TableRowCell" office:value-type="string">
            <text:p text:style-name="Table_20_Contents">Root</text:p>
          </table:table-cell>
          <table:table-cell table:style-name="TableRowCell" office:value-type="string">
            <text:p text:style-name="Table_20_Contents">1</text:p>
          </table:table-cell>
          <table:table-cell table:style-name="TableRowCell" office:value-type="string">
            <text:p text:style-name="Table_20_Contents">Landing page loads correctly</text:p>
          </table:table-cell>
        </table:table-row>
        <table:table-row>
          <table:table-cell table:style-name="TableRowCell" office:value-type="string">
            <text:p text:style-name="Table_20_Contents">User Create</text:p>
          </table:table-cell>
          <table:table-cell table:style-name="TableRowCell" office:value-type="string">
            <text:p text:style-name="Table_20_Contents">7</text:p>
          </table:table-cell>
          <table:table-cell table:style-name="TableRowCell" office:value-type="string">
            <text:p text:style-name="Table_20_Contents">Success, duplicate email/username, invalid email, missing fields, username too short</text:p>
          </table:table-cell>
        </table:table-row>
        <table:table-row>
          <table:table-cell table:style-name="TableRowCell" office:value-type="string">
            <text:p text:style-name="Table_20_Contents">User List</text:p>
          </table:table-cell>
          <table:table-cell table:style-name="TableRowCell" office:value-type="string">
            <text:p text:style-name="Table_20_Contents">2</text:p>
          </table:table-cell>
          <table:table-cell table:style-name="TableRowCell" office:value-type="string">
            <text:p text:style-name="Table_20_Contents">Empty list, list with data</text:p>
          </table:table-cell>
        </table:table-row>
        <table:table-row>
          <table:table-cell table:style-name="TableRowCell" office:value-type="string">
            <text:p text:style-name="Table_20_Contents">User Get</text:p>
          </table:table-cell>
          <table:table-cell table:style-name="TableRowCell" office:value-type="string">
            <text:p text:style-name="Table_20_Contents">3</text:p>
          </table:table-cell>
          <table:table-cell table:style-name="TableRowCell" office:value-type="string">
            <text:p text:style-name="Table_20_Contents">Success, not found, only public personas shown</text:p>
          </table:table-cell>
        </table:table-row>
        <table:table-row>
          <table:table-cell table:style-name="TableRowCell" office:value-type="string">
            <text:p text:style-name="Table_20_Contents">User Update</text:p>
          </table:table-cell>
          <table:table-cell table:style-name="TableRowCell" office:value-type="string">
            <text:p text:style-name="Table_20_Contents">5</text:p>
          </table:table-cell>
          <table:table-cell table:style-name="TableRowCell" office:value-type="string">
            <text:p text:style-name="Table_20_Contents">Email update, username update, not found, duplicate conflicts</text:p>
          </table:table-cell>
        </table:table-row>
        <table:table-row>
          <table:table-cell table:style-name="TableRowCell" office:value-type="string">
            <text:p text:style-name="Table_20_Contents">User Delete</text:p>
          </table:table-cell>
          <table:table-cell table:style-name="TableRowCell" office:value-type="string">
            <text:p text:style-name="Table_20_Contents">2</text:p>
          </table:table-cell>
          <table:table-cell table:style-name="TableRowCell" office:value-type="string">
            <text:p text:style-name="Table_20_Contents">Success, not found</text:p>
          </table:table-cell>
        </table:table-row>
        <table:table-row>
          <table:table-cell table:style-name="TableRowCell" office:value-type="string">
            <text:p text:style-name="Table_20_Contents">Persona Create</text:p>
          </table:table-cell>
          <table:table-cell table:style-name="TableRowCell" office:value-type="string">
            <text:p text:style-name="Table_20_Contents">5</text:p>
          </table:table-cell>
          <table:table-cell table:style-name="TableRowCell" office:value-type="string">
            <text:p text:style-name="Table_20_Contents">Public/private creation, user not found, without data, name too short</text:p>
          </table:table-cell>
        </table:table-row>
        <table:table-row>
          <table:table-cell table:style-name="TableRowCell" office:value-type="string">
            <text:p text:style-name="Table_20_Contents">Persona List</text:p>
          </table:table-cell>
          <table:table-cell table:style-name="TableRowCell" office:value-type="string">
            <text:p text:style-name="Table_20_Contents">3</text:p>
          </table:table-cell>
          <table:table-cell table:style-name="TableRowCell" office:value-type="string">
            <text:p text:style-name="Table_20_Contents">Empty, only public shown, user not found</text:p>
          </table:table-cell>
        </table:table-row>
        <table:table-row>
          <table:table-cell table:style-name="TableRowCell" office:value-type="string">
            <text:p text:style-name="Table_20_Contents">Persona Get</text:p>
          </table:table-cell>
          <table:table-cell table:style-name="TableRowCell" office:value-type="string">
            <text:p text:style-name="Table_20_Contents">5</text:p>
          </table:table-cell>
          <table:table-cell table:style-name="TableRowCell" office:value-type="string">
            <text:p text:style-name="Table_20_Contents">Public without token, private without token (403), valid token, invalid token, not found</text:p>
          </table:table-cell>
        </table:table-row>
        <table:table-row>
          <table:table-cell table:style-name="TableRowCell" office:value-type="string">
            <text:p text:style-name="Table_20_Contents">Persona Update</text:p>
          </table:table-cell>
          <table:table-cell table:style-name="TableRowCell" office:value-type="string">
            <text:p text:style-name="Table_20_Contents">6</text:p>
          </table:table-cell>
          <table:table-cell table:style-name="TableRowCell" office:value-type="string">
            <text:p text:style-name="Table_20_Contents">Name, visibility, data updates, missing/invalid token, not found</text:p>
          </table:table-cell>
        </table:table-row>
        <table:table-row>
          <table:table-cell table:style-name="TableRowCell" office:value-type="string">
            <text:p text:style-name="Table_20_Contents">Persona Delete</text:p>
          </table:table-cell>
          <table:table-cell table:style-name="TableRowCell" office:value-type="string">
            <text:p text:style-name="Table_20_Contents">4</text:p>
          </table:table-cell>
          <table:table-cell table:style-name="TableRowCell" office:value-type="string">
            <text:p text:style-name="Table_20_Contents">Success, missing/invalid token, not found</text:p>
          </table:table-cell>
        </table:table-row>
        <table:table-row>
          <table:table-cell table:style-name="TableRowCell" office:value-type="string">
            <text:p text:style-name="Table_20_Contents">Token Regeneration</text:p>
          </table:table-cell>
          <table:table-cell table:style-name="TableRowCell" office:value-type="string">
            <text:p text:style-name="Table_20_Contents">3</text:p>
          </table:table-cell>
          <table:table-cell table:style-name="TableRowCell" office:value-type="string">
            <text:p text:style-name="Table_20_Contents">Success (old token invalidated, new works), invalid token, not found</text:p>
          </table:table-cell>
        </table:table-row>
        <table:table-row>
          <table:table-cell table:style-name="TableRowCell" office:value-type="string">
            <text:p text:style-name="Table_20_Contents">Cascade Delete</text:p>
          </table:table-cell>
          <table:table-cell table:style-name="TableRowCell" office:value-type="string">
            <text:p text:style-name="Table_20_Contents">1</text:p>
          </table:table-cell>
          <table:table-cell table:style-name="TableRowCell" office:value-type="string">
            <text:p text:style-name="Table_20_Contents">Deleting user removes all their personas</text:p>
          </table:table-cell>
        </table:table-row>
        <table:table-row>
          <table:table-cell table:style-name="TableRowCell" office:value-type="string">
            <text:p text:style-name="Table_20_Contents">Privacy Boundaries</text:p>
          </table:table-cell>
          <table:table-cell table:style-name="TableRowCell" office:value-type="string">
            <text:p text:style-name="Table_20_Contents">2</text:p>
          </table:table-cell>
          <table:table-cell table:style-name="TableRowCell" office:value-type="string">
            <text:p text:style-name="Table_20_Contents">Recruiter scenario (only sees public), contextual identity (same user, different responses)</text:p>
          </table:table-cell>
        </table:table-row>
        <table:table-row>
          <table:table-cell table:style-name="TableRowCell" office:value-type="string">
            <text:p text:style-name="Table_20_Contents">Data Integrity</text:p>
          </table:table-cell>
          <table:table-cell table:style-name="TableRowCell" office:value-type="string">
            <text:p text:style-name="Table_20_Contents">3</text:p>
          </table:table-cell>
          <table:table-cell table:style-name="TableRowCell" office:value-type="string">
            <text:p text:style-name="Table_20_Contents">Maps directly to the success criteria from section 5.1</text:p>
          </table:table-cell>
        </table:table-row>
      </table:table>
      <text:h text:style-name="Heading_20_3" text:outline-level="3"><text:bookmark-start text:name="results-against-success-criteria"/>5.2.2 Results Against Success Criteria<text:bookmark-end text:name="results-against-success-criteria"/></text:h>
      <text:p text:style-name="First_20_paragraph">In section 5.1, I defined three concrete success criteria. Here is how the tests validate each one:</text:p>
      <text:p text:style-name="Text_20_body"><text:span text:style-name="T1">Security Compliance (</text:span>“<text:span text:style-name="T1">Private Personas must return 403 Forbidden when accessed without a token</text:span>”<text:span text:style-name="T1">):</text:span> Multiple tests confirm this. <text:span text:style-name="Source_Text">test_get_private_persona_without_token_forbidden</text:span> sends a GET request to a private persona without any token header and asserts a 403 response. <text:span text:style-name="Source_Text">test_get_private_persona_with_invalid_token</text:span> does the same with a wrong token and also gets 403.</text:p>
      <text:p text:style-name="Text_20_body"><text:span text:style-name="T1">Contextual Accuracy (</text:span>“<text:span text:style-name="T1">The API must return distinct attributes for the same user ID when requested with different headers</text:span>”<text:span text:style-name="T1">):</text:span> The <text:span text:style-name="Source_Text">test_same_user_different_responses</text:span> test creates a user with both public and private personas, then shows that <text:span text:style-name="Source_Text">GET /api/users/{id}</text:span> returns only the public persona, while <text:span text:style-name="Source_Text">GET /api/personas/{id}</text:span> with the correct access token returns the private one. Same user, different views.</text:p>
      <text:p text:style-name="Text_20_body"><text:span text:style-name="T1">Data Integrity (</text:span>“<text:span text:style-name="T1">Deleting a User must cascade and remove all associated Personas</text:span>”<text:span text:style-name="T1">):</text:span> The <text:span text:style-name="Source_Text">test_delete_user_deletes_all_personas</text:span> test creates a user with personas, deletes the user, and verifies that both personas return 404.</text:p>
      <text:h text:style-name="Heading_20_3" text:outline-level="3"><text:bookmark-start text:name="web-interface-verification-manual-walkthrough"/>5.3 Web Interface Verification (Manual Walkthrough)<text:bookmark-end text:name="web-interface-verification-manual-walkthrough"/></text:h>
      <text:p text:style-name="First_20_paragraph">The web interface is evaluated through manual walkthrough testing. Since the API’s functional correctness is proven by the automated test suite, the goal of this manual evaluation is to prove that the graphical interface successfully translates those privacy controls to the end user.</text:p>
      <text:p text:style-name="Text_20_body">The evaluation covers the core user journey:</text:p>
      <text:p text:style-name="Text_20_body"><text:span text:style-name="T1">Step 1: User Registration and Dashboard</text:span> Testing confirmed that the registration and login flow (using session-based cookies) functions correctly. Upon login, the dashboard successfully aggregates and displays all of the user’s personas, regardless of visibility status. <text:span text:style-name="T2">(Insert Screenshot 1: The user dashboard showing a mix of public and private personas)</text:span></text:p>
      <text:p text:style-name="Text_20_body"><text:span text:style-name="T1">Step 2: Persona Creation and Privacy Toggling</text:span> The evaluation verified that users can create new personas and edit existing ones. Crucially, the visibility toggle (Public vs. Private switch) operates as expected. <text:span text:style-name="T2">(Insert Screenshot 2: The </text:span>‘<text:span text:style-name="T2">Create/Edit Persona</text:span>’<text:span text:style-name="T2"> form highlighting the privacy toggle switch)</text:span></text:p>
      <text:p text:style-name="Text_20_body"><text:span text:style-name="T1">Step 3: Verifying the Public Context Boundary (Critical Evaluation)</text:span> To definitively prove that the system solves the “Context Collapse” problem identified in the project aims, the public profile page (<text:span text:style-name="Source_Text">/u/{username}</text:span>) was evaluated from the perspective of an unauthenticated visitor. The test was highly successful: the public profile rendered <text:span text:style-name="T2">only</text:span> the personas marked as public, while completely omitting any trace of the private personas visible on the user’s internal dashboard. <text:span text:style-name="T2">(Insert Screenshot 3: The public /u/username profile, visually proving the private personas are hidden)</text:span></text:p>
      <text:p text:style-name="Text_20_body"><text:span text:style-name="T1">Step 4: Token Management</text:span> Finally, testing confirmed that users can manually regenerate access tokens from the dashboard, which successfully invalidates the old token for API access.</text:p>
      <text:h text:style-name="Heading_20_3" text:outline-level="3"><text:bookmark-start text:name="limitations-and-future-improvements"/>5.4 Limitations and Future Improvements<text:bookmark-end text:name="limitations-and-future-improvements"/></text:h>
      <text:p text:style-name="First_20_paragraph">The project meets the success criteria I defined, but working through the implementation exposed several weaknesses. For each one, I describe the problem, why it matters, and how I would concretely fix it.</text:p>
      <text:p text:style-name="Text_20_body"><text:span text:style-name="T1">Password Hashing (Security - High Priority)</text:span></text:p>
      <text:p text:style-name="Text_20_body">The current authentication uses SHA256 for password hashing. SHA256 is a general-purpose hash designed to be fast, which is the opposite of what password hashing needs, a fast hash means an attacker can try billions of guesses per second. The industry standard is bcrypt or argon2, which are deliberately slow and use salting. The fix is to replace the <text:span text:style-name="Source_Text">hashlib.sha256</text:span> call in <text:span text:style-name="Source_Text">auth.py</text:span> with <text:span text:style-name="Source_Text">bcrypt.hashpw()</text:span> using <text:span text:style-name="Source_Text">bcrypt.gensalt()</text:span>. The complication is existing users: their stored hashes cannot be reversed. The migration strategy would be to re-hash each password transparently on the next successful login, verify the old SHA256 hash, then immediately replace it with a bcrypt hash. This is a common pattern for upgrading legacy auth systems.</text:p>
      <text:p text:style-name="Text_20_body"><text:span text:style-name="T1">No Rate Limiting (Security - High Priority)</text:span></text:p>
      <text:p text:style-name="Text_20_body">The API has no protection against brute-force attacks. An attacker could send thousands of login attempts per second or try to guess access tokens on the <text:span text:style-name="Source_Text">GET /api/personas/{id}</text:span> endpoint. The fix would be to add rate limiting using a library like <text:span text:style-name="Source_Text">slowapi</text:span> (which integrates with FastAPI) or at the reverse proxy level with nginx. The critical endpoints to protect are <text:span text:style-name="Source_Text">/login</text:span>, <text:span text:style-name="Source_Text">/api/personas/{id}</text:span>, and <text:span text:style-name="Source_Text">/api/personas/{id}/regenerate-token</text:span>. A reasonable starting point would be 10 requests per minute on auth endpoints and 60 per minute on general API endpoints.</text:p>
      <text:p text:style-name="Text_20_body"><text:span text:style-name="T1">Authentication Layer (Architecture - Medium Priority)</text:span></text:p>
      <text:p text:style-name="Text_20_body">I deferred Cognito integration to focus on the persona logic, which was the right call for this project. But the current auth lacks features users would expect: no multi-factor authentication, no social login, and no password reset flow. The integration approach would be to replace the custom login routes with an OIDC flow against Cognito’s hosted UI, adding a <text:span text:style-name="Source_Text">cognito_sub</text:span> field to the User table to link external identities to local accounts. The persona logic would remain untouched since it depends only on <text:span text:style-name="Source_Text">user_id</text:span>, not on how the user authenticated - this separation was a deliberate design choice.</text:p>
      <text:p text:style-name="Text_20_body"><text:span text:style-name="T1">Monolithic API File (Maintainability - Medium Priority)</text:span></text:p>
      <text:p text:style-name="Text_20_body">All API endpoints currently live in <text:span text:style-name="Source_Text">main.py</text:span> (~400 lines). The web routes are already split into separate modules using FastAPI’s <text:span text:style-name="Source_Text">APIRouter</text:span>, so the pattern is established. The fix is to create <text:span text:style-name="Source_Text">app/routes/api_users.py</text:span> and <text:span text:style-name="Source_Text">app/routes/api_personas.py</text:span>, move the relevant endpoints, and include them via <text:span text:style-name="Source_Text">app.include_router()</text:span>. This would reduce <text:span text:style-name="Source_Text">main.py</text:span> to application setup only.</text:p>
      <text:p text:style-name="Text_20_body"><text:span text:style-name="T1">No Frontend Validation (Usability - Low Priority)</text:span></text:p>
      <text:p text:style-name="Text_20_body">The web forms rely entirely on server-side validation, so users only see errors after a full page reload. Adding HTML5 validation attributes (<text:span text:style-name="Source_Text">required</text:span>, <text:span text:style-name="Source_Text">type="email"</text:span>, <text:span text:style-name="Source_Text">minlength</text:span>) to the Jinja2 templates would catch common errors instantly. This is low priority because the REST API is the primary product and its Pydantic validation is solid.</text:p>
      <text:p text:style-name="Horizontal_20_Line"/>
      <text:h text:style-name="Heading_20_2" text:outline-level="2"><text:bookmark-start text:name="conclusion"/>6. Conclusion<text:bookmark-end text:name="conclusion"/></text:h>
      <text:h text:style-name="Heading_20_3" text:outline-level="3"><text:bookmark-start text:name="summary"/>6.1 Summary<text:bookmark-end text:name="summary"/></text:h>
      <text:p text:style-name="First_20_paragraph">The current system allows users to create multiple personas, each with its own set of attributes and a public/private toggle. Public personas are visible to anyone who visits the user’s profile. Private personas are hidden and can only be accessed with a specific access token. This means the same user profile can show completely different information depending on who is looking at it and what tokens they have.</text:p>
      <text:h text:style-name="Heading_20_3" text:outline-level="3"><text:bookmark-start text:name="what-i-would-do-next"/>6.2 What I Would Do Next<text:bookmark-end text:name="what-i-would-do-next"/></text:h>
      <text:p text:style-name="First_20_paragraph">The improvements I identified in section 5.4 fall into a natural priority order. First, the security fixes (bcrypt migration and rate limiting) because they are high-impact and low-effort, both can be done without changing the application’s architecture. Second, the <text:span text:style-name="Source_Text">main.py</text:span> refactor, because the pattern is already established with the web routes and it would make the codebase easier to extend. Third, the Cognito integration, which is the largest change but is deliberately decoupled from the persona logic.</text:p>
      <text:p text:style-name="Text_20_body">Beyond those fixes, the feature I would most want to add is <text:span text:style-name="T1">external platform connectors</text:span>, allowing a persona to pull data from external APIs automatically. For example, a Gamer persona could sync with Steam to display current stats, or a Professional persona could pull repositories from GitHub. This would move Plural from a static data store to a live identity aggregation layer, which is closer to the original vision described in section 1.3.</text:p>
      <text:h text:style-name="Heading_20_3" text:outline-level="3"><text:bookmark-start text:name="reflection"/>6.3 Reflection<text:bookmark-end text:name="reflection"/></text:h>
      <text:p text:style-name="First_20_paragraph">Looking back, the biggest lesson was learning when to defer a feature. I originally planned to integrate Cognito from the start, but that was pulling my attention away from the core problem. Switching to a simple built-in auth let me focus on getting the persona logic right, the privacy enforcement, the access tokens, the contextual responses. That is the part that makes this project different from a standard CRUD API, and it needed the most attention. The Flask-to-FastAPI migration was also worth the effort; the Pydantic validation and automatic Swagger docs saved me time and caught bugs that I would have missed with manual dictionary handling.</text:p>
      <text:p text:style-name="Horizontal_20_Line"/>
      <text:h text:style-name="Heading_20_2" text:outline-level="2"><text:bookmark-start text:name="references"/>References<text:bookmark-end text:name="references"/></text:h>
      <text:p text:style-name="First_20_paragraph">[1] Goffman, E. (1959) <text:span text:style-name="T2">The Presentation of Self in Everyday Life</text:span>. New York: Doubleday Anchor Books.</text:p>
      <text:p text:style-name="Text_20_body">[2] Marwick, A.E. and boyd, d. (2011) ‘I Tweet Honestly, I Tweet Passionately: Twitter Users, Context Collapse, and the Imagined Audience,’ <text:span text:style-name="T2">New Media &amp; Society</text:span>, 13(1), pp. 114-133.</text:p>
      <text:p text:style-name="Text_20_body">[3] IBM (n.d.) <text:span text:style-name="T2">What is Identity and Access Management (IAM)?</text:span> Available at: https://www.ibm.com/think/topics/identity-access-management (Accessed: 9 February 2026).</text:p>
      <text:p text:style-name="Text_20_body">[4] SailPoint (n.d.) <text:span text:style-name="T2">Identity and Access Management.</text:span> Available at: https://www.sailpoint.com/identity-library/identity-and-access-management (Accessed: 9 February 2026).</text:p>
      <text:p text:style-name="Text_20_body">[5] Cisco (n.d.) <text:span text:style-name="T2">What is Identity Access Management?</text:span> Available at: https://www.cisco.com/site/us/en/learn/topics/security/what-is-identity-access-management.html (Accessed: 9 February 2026).</text:p>
      <text:p text:style-name="Text_20_body">[6] Oracle (n.d.) <text:span text:style-name="T2">What is Digital Identity?</text:span> Available at: https://www.oracle.com/middleeast/security/identity-management/digital-identity/ (Accessed: 9 February 2026).</text:p>
      <text:p text:style-name="Text_20_body">[7] Cloudflare (n.d.) <text:span text:style-name="T2">What is Identity?</text:span> Available at: https://www.cloudflare.com/learning/access-management/what-is-identity/ (Accessed: 9 February 2026).</text:p>
      <text:p text:style-name="Text_20_body">[8] IBM (n.d.) <text:span text:style-name="T2">What is Digital Identity?</text:span> Available at: https://www.ibm.com/think/topics/digital-identity (Accessed: 9 February 2026).</text:p>
      <text:p text:style-name="Text_20_body">[9] Clauß, S. and Kohntopp, M. (2001) ‘Identity Management and Its Support of Multilateral Security,’ <text:span text:style-name="T2">Computer Networks</text:span>, 37, pp. 205-219.</text:p>
      <text:p text:style-name="Text_20_body">[10] Nissenbaum, H. (2004) ‘Privacy as Contextual Integrity,’ <text:span text:style-name="T2">Washington Law Review</text:span>, 79(1), pp. 119-157.</text:p>
      <text:p text:style-name="Text_20_body">[11] Cameron, K. (2005) <text:span text:style-name="T2">The Laws of Identity</text:span>. Microsoft Corporation. Available at: https://www.identityblog.com/stories/2005/05/13/TheLawsOfIdentity.pdf (Accessed: 9 February 2026).</text:p>
      <text:p text:style-name="Text_20_body">[12] Alanzi, H.M. and Alkhatib, M. (2025) ‘Blockchain-Based Identity Management System Prototype for Enhanced Privacy and Security,’ <text:span text:style-name="T2">Electronics</text:span>, 14(13), 2605. doi: 10.3390/electronics14132605.</text:p>
      <text:p text:style-name="Text_20_body">[13] Amazon Web Services (n.d.) <text:span text:style-name="T2">Federated Access.</text:span> Available at: https://docs.aws.amazon.com/whitepapers/latest/establishing-your-cloud-foundation-on-aws/federated-access.html (Accessed: 9 February 2026).</text:p>
      <text:p text:style-name="Text_20_body">[14] Okta (n.d.) <text:span text:style-name="T2">What is Federated Identity?</text:span> Available at: https://www.okta.com/identity-101/what-is-federated-identity/ (Accessed: 9 February 2026).</text:p>
      <text:p text:style-name="Text_20_body">[15] Entitle.io (n.d.) <text:span text:style-name="T2">What is Federated Access?</text:span> Available at: https://www.entitle.io/resources/glossary/federated-access (Accessed: 9 February 2026).</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Plural</dc:title>
    <dc:description/>
    <dc:subject/>
    <meta:keyword/>
    <meta:initial-creator/>
    <dc:creator/>
    <meta:creation-date>2026-03-14T22:05:05Z</meta:creation-date>
    <dc:date>2026-03-14T22:05:05Z</dc:date>
    <meta:user-defined meta:name="subtitle" meta:value-type="string">Identity and Profile Management ServiceOne Identity, Many Dimensions</meta:user-defined>
    <meta:user-defined meta:name="toc" meta:value-type="string">True</meta:user-defined>
  </office:meta>
</office:document-meta>
</file>